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13000000B7E2F9F923.jpg"/>
  <manifest:file-entry manifest:media-type="image/jpeg" manifest:full-path="Pictures/1000000000000130000000A679D945B1.jpg"/>
  <manifest:file-entry manifest:media-type="image/jpeg" manifest:full-path="Pictures/100000000000012B000000A8FA0C4EA7.jpg"/>
  <manifest:file-entry manifest:media-type="image/jpeg" manifest:full-path="Pictures/10000000000000B7000001149288E446.jpg"/>
  <manifest:file-entry manifest:media-type="image/jpeg" manifest:full-path="Pictures/10000000000000E1000000E1A1C159F0.jpg"/>
  <manifest:file-entry manifest:media-type="image/jpeg" manifest:full-path="Pictures/10000000000000FA000000CA5180CD7C.jpg"/>
  <manifest:file-entry manifest:media-type="image/jpeg" manifest:full-path="Pictures/100000000000015E0000015E361E19F2.jpg"/>
  <manifest:file-entry manifest:media-type="image/jpeg" manifest:full-path="Pictures/100000000000012C000000A8565D8141.jpg"/>
  <manifest:file-entry manifest:media-type="image/jpeg" manifest:full-path="Pictures/10000000000000E1000000E1A9585F0D.jpg"/>
  <manifest:file-entry manifest:media-type="image/jpeg" manifest:full-path="Pictures/100000000000064000000640AAC758F8.jpg"/>
  <manifest:file-entry manifest:media-type="image/jpeg" manifest:full-path="Pictures/10000000000000FB000000C99FE7556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113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2.961cm"/>
    </style:style>
    <style:style style:name="gr10" style:family="graphic" style:parent-style-name="standard">
      <style:graphic-properties draw:stroke="none" svg:stroke-color="#000000" draw:fill="none" draw:fill-color="#ffffff" fo:min-height="0.05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6600ff" draw:fill="none" draw:fill-color="#ffffff" fo:min-height="2.1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66cc" fo:font-size="28pt" style:text-underline-style="solid" style:text-underline-width="auto" style:text-underline-color="font-color" style:font-size-asian="28pt" style:font-size-complex="28pt"/>
    </style:style>
    <style:style style:name="T1" style:family="text">
      <style:text-properties fo:color="#9966cc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9cm" svg:y1="28.3cm" svg:x2="5.9cm" svg:y2="1.2cm">
          <text:p/>
        </draw:line>
        <draw:line draw:style-name="gr2" draw:text-style-name="P1" draw:layer="layout" svg:x1="15.3cm" svg:y1="15.4cm" svg:x2="15.3cm" svg:y2="15.3cm">
          <text:p/>
        </draw:line>
        <draw:frame draw:style-name="gr3" draw:text-style-name="P1" draw:layer="layout" svg:width="3.9cm" svg:height="3.4cm" svg:x="0.9cm" svg:y="11.1cm">
          <draw:image xlink:href="Pictures/10000000000000FB000000C99FE75568.jpg" xlink:type="simple" xlink:show="embed" xlink:actuate="onLoad">
            <text:p/>
          </draw:image>
        </draw:frame>
        <draw:frame draw:style-name="gr3" draw:text-style-name="P1" draw:layer="layout" svg:width="3.9cm" svg:height="2.8cm" svg:x="0.7cm" svg:y="1.4cm">
          <draw:image xlink:href="Pictures/10000000000000FA000000CA5180CD7C.jpg" xlink:type="simple" xlink:show="embed" xlink:actuate="onLoad">
            <text:p/>
          </draw:image>
        </draw:frame>
        <draw:frame draw:style-name="gr3" draw:text-style-name="P1" draw:layer="layout" svg:width="3.041cm" svg:height="3.002cm" svg:x="1.159cm" svg:y="14.998cm">
          <draw:image xlink:href="Pictures/10000000000000B7000001149288E446.jpg" xlink:type="simple" xlink:show="embed" xlink:actuate="onLoad">
            <text:p/>
          </draw:image>
        </draw:frame>
        <draw:frame draw:style-name="gr3" draw:text-style-name="P1" draw:layer="layout" svg:width="2.199cm" svg:height="2.299cm" svg:x="1.001cm" svg:y="21.7cm">
          <draw:image xlink:href="Pictures/100000000000064000000640AAC758F8.jpg" xlink:type="simple" xlink:show="embed" xlink:actuate="onLoad">
            <text:p/>
          </draw:image>
        </draw:frame>
        <draw:frame draw:style-name="gr3" draw:text-style-name="P1" draw:layer="layout" svg:width="2.9cm" svg:height="2.859cm" svg:x="1.3cm" svg:y="7.9cm">
          <draw:image xlink:href="Pictures/100000000000015E0000015E361E19F2.jpg" xlink:type="simple" xlink:show="embed" xlink:actuate="onLoad">
            <text:p/>
          </draw:image>
        </draw:frame>
        <draw:frame draw:style-name="gr3" draw:text-style-name="P1" draw:layer="layout" svg:width="3.152cm" svg:height="2.152cm" svg:x="1.3cm" svg:y="18.848cm">
          <draw:image xlink:href="Pictures/10000000000000E1000000E1A9585F0D.jpg" xlink:type="simple" xlink:show="embed" xlink:actuate="onLoad">
            <text:p/>
          </draw:image>
        </draw:frame>
        <draw:frame draw:style-name="gr3" draw:text-style-name="P1" draw:layer="layout" svg:width="3.101cm" svg:height="2.264cm" svg:x="1.3cm" svg:y="4.8cm">
          <draw:image xlink:href="Pictures/10000000000000E1000000E1A1C159F0.jpg" xlink:type="simple" xlink:show="embed" xlink:actuate="onLoad">
            <text:p/>
          </draw:image>
        </draw:frame>
        <draw:frame draw:style-name="gr3" draw:text-style-name="P1" draw:layer="layout" svg:width="3.942cm" svg:height="3.191cm" svg:x="16.1cm" svg:y="24.809cm">
          <draw:image xlink:href="Pictures/1000000000000130000000A679D945B1.jpg" xlink:type="simple" xlink:show="embed" xlink:actuate="onLoad">
            <text:p/>
          </draw:image>
        </draw:frame>
        <draw:frame draw:style-name="gr3" draw:text-style-name="P1" draw:layer="layout" svg:width="3.5cm" svg:height="2.3cm" svg:x="16.1cm" svg:y="13.3cm">
          <draw:image xlink:href="Pictures/100000000000012B000000A8FA0C4EA7.jpg" xlink:type="simple" xlink:show="embed" xlink:actuate="onLoad">
            <text:p/>
          </draw:image>
        </draw:frame>
        <draw:frame draw:style-name="gr3" draw:text-style-name="P1" draw:layer="layout" svg:width="3.675cm" svg:height="2.641cm" svg:x="15.925cm" svg:y="20.359cm">
          <draw:image xlink:href="Pictures/1000000000000113000000B7E2F9F923.jpg" xlink:type="simple" xlink:show="embed" xlink:actuate="onLoad">
            <text:p/>
          </draw:image>
        </draw:frame>
        <draw:frame draw:style-name="gr3" draw:text-style-name="P1" draw:layer="layout" svg:width="3.6cm" svg:height="2.344cm" svg:x="16cm" svg:y="17.056cm">
          <draw:image xlink:href="Pictures/100000000000012C000000A8565D8141.jpg" xlink:type="simple" xlink:show="embed" xlink:actuate="onLoad">
            <text:p/>
          </draw:image>
        </draw:frame>
        <draw:frame draw:style-name="gr4" draw:layer="layout" svg:width="2.7cm" svg:height="0.963cm" svg:x="4.8cm" svg:y="16.4cm">
          <draw:text-box>
            <text:p>1888</text:p>
          </draw:text-box>
        </draw:frame>
        <draw:frame draw:style-name="gr5" draw:layer="layout" svg:width="2.1cm" svg:height="0.963cm" svg:x="4.5cm" svg:y="22.737cm">
          <draw:text-box>
            <text:p>1877</text:p>
          </draw:text-box>
        </draw:frame>
        <draw:frame draw:style-name="gr6" draw:layer="layout" svg:width="2.3cm" svg:height="1.4cm" svg:x="4.9cm" svg:y="19.4cm">
          <draw:text-box>
            <text:p>1869</text:p>
          </draw:text-box>
        </draw:frame>
        <draw:frame draw:style-name="gr7" draw:layer="layout" svg:width="2.3cm" svg:height="0.963cm" svg:x="4.7cm" svg:y="12.637cm">
          <draw:text-box>
            <text:p>1895</text:p>
          </draw:text-box>
        </draw:frame>
        <draw:frame draw:style-name="gr8" draw:layer="layout" svg:width="2.2cm" svg:height="0.963cm" svg:x="5.1cm" svg:y="26.337cm">
          <draw:text-box>
            <text:p>1837</text:p>
          </draw:text-box>
        </draw:frame>
        <draw:frame draw:style-name="gr9" draw:layer="layout" svg:width="3.7cm" svg:height="3.211cm" svg:x="0.8cm" svg:y="24.889cm">
          <draw:text-box>
            <text:p>Le télégraphe électrique</text:p>
          </draw:text-box>
        </draw:frame>
        <draw:frame draw:style-name="gr10" draw:layer="layout" svg:width="2.1cm" svg:height="0.963cm" svg:x="5cm" svg:y="9cm">
          <draw:text-box>
            <text:p>1925</text:p>
          </draw:text-box>
        </draw:frame>
        <draw:frame draw:style-name="gr11" draw:layer="layout" svg:width="2.2cm" svg:height="0.963cm" svg:x="4.9cm" svg:y="2.5cm">
          <draw:text-box>
            <text:p>1973</text:p>
          </draw:text-box>
        </draw:frame>
        <draw:frame draw:style-name="gr5" draw:layer="layout" svg:width="2.6cm" svg:height="0.963cm" svg:x="4.7cm" svg:y="5.5cm">
          <draw:text-box>
            <text:p>1947</text:p>
          </draw:text-box>
        </draw:frame>
        <draw:frame draw:style-name="gr12" draw:text-style-name="P2" draw:layer="layout" svg:width="9.7cm" svg:height="2.445cm" svg:x="9.6cm" svg:y="1.8cm">
          <draw:text-box>
            <text:p text:style-name="P2"><text:span text:style-name="T1">Les commun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1-18T14:50:46</meta:creation-date>
    <dc:date>2025-11-18T15:37:32</dc:date>
    <meta:editing-duration>PT46M46S</meta:editing-duration>
    <meta:editing-cycles>3</meta:editing-cycles>
    <meta:generator>OpenOffice/4.1.5$Win32 OpenOffice.org_project/415m1$Build-9789</meta:generator>
    <meta:document-statistic meta:object-count="23"/>
  </office:meta>
</office:document-meta>
</file>